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Inserção de 8 novos carros:</text:p>
      <text:p text:style-name="Normal"><draw:frame draw:style-name="a0" draw:name="Imagem 1880696473" text:anchor-type="as-char" svg:x="0in" svg:y="0in" svg:width="5in" svg:height="1.8645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ão Pedro</meta:initial-creator>
    <dc:creator>João Pedro</dc:creator>
    <meta:creation-date>2023-10-19T00:11:00Z</meta:creation-date>
    <dc:date>2023-10-19T00:11:00Z</dc:date>
    <meta:template xlink:href="Normal.dotm" xlink:type="simple"/>
    <meta:editing-cycles>1</meta:editing-cycles>
    <meta:editing-duration>PT0S</meta:editing-duration>
    <meta:document-statistic meta:page-count="1" meta:paragraph-count="1" meta:word-count="4" meta:character-count="29" meta:row-count="1" meta:non-whitespace-character-count="26"/>
  </office:meta>
</office:document-meta>
</file>